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54in" table:align="left" style:writing-mode="lr-tb"/>
    </style:style>
    <style:style style:name="Tabla3.A" style:family="table-column">
      <style:table-column-properties style:column-width="2.75in"/>
    </style:style>
    <style:style style:name="Tabla3.B" style:family="table-column">
      <style:table-column-properties style:column-width="3.3854in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54in" table:align="left" style:writing-mode="lr-tb"/>
    </style:style>
    <style:style style:name="Tabla4.A" style:family="table-column">
      <style:table-column-properties style:column-width="2.75in"/>
    </style:style>
    <style:style style:name="Tabla4.B" style:family="table-column">
      <style:table-column-properties style:column-width="3.3854in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4d37cf"/>
    </style:style>
    <style:style style:name="T5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5">DE ACTIVIDADES A REALIZAR</text:span></text:p>
      <text:p text:style-name="P7">PROFA Coral  Campos Conca </text:p>
      <text:p text:style-name="P4">DEL 01/01/2021 al 31/12/2021 </text:p>
      <text:p text:style-name="P4"><text:hidden-paragraph text:condition="ooow:[Contratos.DATOS.es_lapso]!=&quot;si&quot;" text:is-hidden="true"/></text:p>
      <text:p text:style-name="P6">dedicación: Tiempo Convencional 8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DICTADO DE UNA MATERIA TEÓRICO PRÁCTICA EN LA PROGRAMACIÓN DOCENTE DEL DEPARTAMENTO DE FÍSICA: MECÁNICA, ELECTROMAGNETISMO O FÍSICA CUÁNTICA. CLASES DE TEORÍA, PRÁCTICA Y LABORATORIO, Y ELABORACIÓN Y CORRECCIÓN DE EXÁMENES.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> </text:p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> 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11:00 AM A 7:00 PM LOS DIAS MARTES Y ASISTENCIA A LAS REUNIONES DE COORDINACION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DICIEMBRE<text:span text:style-name="T4"> 2020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2-02-14T13:39:21.642955</dc:date>
    <meta:print-date>2013-11-19T15:12:00</meta:print-date>
    <meta:editing-cycles>135</meta:editing-cycles>
    <meta:editing-duration>P1DT3H51M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